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53"/>
      <text:p text:style-name="P53"/>
      <text:p text:style-name="P5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53"/>
      <text:p text:style-name="P5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53"/>
      <text:p text:style-name="P53"/>
      <text:p text:style-name="P5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53"/>
      <text:p text:style-name="P5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54"/>
      <text:p text:style-name="P6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5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5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5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5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6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58"/>
      <text:p text:style-name="P58"/>
      <text:p text:style-name="P5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58"/>
      <text:p text:style-name="P58"/>
      <text:p text:style-name="P5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5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6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6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6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6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66"/>
      <text:p text:style-name="P6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67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68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69"/>
      <text:p text:style-name="P6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70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70"/>
      <text:p text:style-name="P70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71"/>
      <text:p text:style-name="P71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72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74"/>
      <text:p text:style-name="P72">D<text:span text:style-name="T12">imecres</text:span><text:tab/><text:span text:style-name="T17">08</text:span>/<text:span text:style-name="T14">11</text:span>/23</text:p>
      <text:p text:style-name="P52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2"/>
      <text:p text:style-name="P52"/>
      <text:p text:style-name="P73">D<text:span text:style-name="T12">ijous</text:span><text:tab/><text:tab/><text:span text:style-name="T17">09</text:span>/<text:span text:style-name="T14">11</text:span>/23</text:p>
      <text:p text:style-name="P75"><text:span text:style-name="T21">Examen.</text:span> </text:p>
      <text:p text:style-name="P75"/>
      <text:p text:style-name="P75"/>
      <text:p text:style-name="P78">D<text:span text:style-name="T12">illuns</text:span><text:tab/><text:span text:style-name="T22">13</text:span>/<text:span text:style-name="T14">11</text:span>/23</text:p>
      <text:p text:style-name="P76"><text:span text:style-name="T22">Corregim examen.</text:span> </text:p>
      <text:p text:style-name="P77">Baixem al taller.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3T20:32:22.980902868</dc:date>
    <meta:editing-duration>PT27M52S</meta:editing-duration>
    <meta:editing-cycles>40</meta:editing-cycles>
    <meta:document-statistic meta:table-count="0" meta:image-count="0" meta:object-count="0" meta:page-count="4" meta:paragraph-count="101" meta:word-count="555" meta:character-count="3694" meta:non-whitespace-character-count="3219"/>
  </office:meta>
</office:document-meta>
</file>